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df98" officeooo:paragraph-rsid="0017df98"/>
    </style:style>
    <style:style style:name="P2" style:family="paragraph" style:parent-style-name="Standard">
      <style:text-properties officeooo:rsid="0017df98" officeooo:paragraph-rsid="0019733a"/>
    </style:style>
    <style:style style:name="P3" style:family="paragraph" style:parent-style-name="Standard">
      <style:text-properties officeooo:rsid="0017df98" officeooo:paragraph-rsid="001cc590"/>
    </style:style>
    <style:style style:name="P4" style:family="paragraph" style:parent-style-name="Standard">
      <style:text-properties officeooo:rsid="0019733a" officeooo:paragraph-rsid="0019733a"/>
    </style:style>
    <style:style style:name="P5" style:family="paragraph" style:parent-style-name="Standard">
      <style:text-properties officeooo:rsid="0019733a" officeooo:paragraph-rsid="001cc590"/>
    </style:style>
    <style:style style:name="P6" style:family="paragraph" style:parent-style-name="Standard">
      <style:text-properties officeooo:rsid="0019eab0" officeooo:paragraph-rsid="001cc590"/>
    </style:style>
    <style:style style:name="P7" style:family="paragraph" style:parent-style-name="Standard">
      <style:text-properties officeooo:rsid="001c83a8" officeooo:paragraph-rsid="001c83a8"/>
    </style:style>
    <style:style style:name="P8" style:family="paragraph" style:parent-style-name="Standard">
      <style:text-properties officeooo:rsid="001c83a8" officeooo:paragraph-rsid="001cc590"/>
    </style:style>
    <style:style style:name="T1" style:family="text">
      <style:text-properties officeooo:rsid="0019733a"/>
    </style:style>
    <style:style style:name="T2" style:family="text">
      <style:text-properties officeooo:rsid="0019eab0"/>
    </style:style>
    <style:style style:name="T3" style:family="text">
      <style:text-properties officeooo:rsid="001b0c3d"/>
    </style:style>
    <style:style style:name="T4" style:family="text">
      <style:text-properties officeooo:rsid="001c83a8"/>
    </style:style>
    <style:style style:name="T5" style:family="text">
      <style:text-properties officeooo:rsid="001cc590"/>
    </style:style>
    <style:style style:name="T6" style:family="text">
      <style:text-properties officeooo:rsid="001d2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e are seven skills considered for a successful management career, which are <text:span text:style-name="T1">i</text:span>nterpersonal skills, <text:span text:style-name="T1">c</text:span>ommunication and motivation, <text:span text:style-name="T1">organization</text:span> and delegation, <text:span text:style-name="T1">f</text:span>orward planning and strategic thinking, problem solving and decision-making, <text:span text:style-name="T1">c</text:span>ommercial awareness <text:span text:style-name="T1">and </text:span>mentoring <text:span text:style-name="T1">and it is my interest to develop all of this skills mentioned above, it is with this that I would like to enroll into the </text:span><text:span text:style-name="T4">Master of Business Administration- </text:span><text:span text:style-name="T1">Management Information Systems </text:span><text:span text:style-name="T4">course </text:span><text:span text:style-name="T6">at UNICAF University</text:span><text:span text:style-name="T1"> since its modules could help one to acquire th</text:span><text:span text:style-name="T4">e above mentioned</text:span><text:span text:style-name="T1"> skills.</text:span></text:p>
      <text:p text:style-name="P1"/>
      <text:p text:style-name="P5">Having worked as a full stack software developer at Dayrex since February 2019, I really realized that focus should not just be on producing or providing IT solutions, the value is really found in the soft skills where one is able to sell the product to the relevant market and of-course to meet the needs of customers but unfortunately it <text:span text:style-name="T5">is</text:span> not the case since such skills tend to be ignored by us IT people hence failing to meet customer expectations. It is with this problem that <text:span text:style-name="T2">I found it necessary to enroll into the </text:span>Management Information Systems <text:span text:style-name="T4">course</text:span> <text:span text:style-name="T2">which provides modules like </text:span><text:span text:style-name="T5">business function and procedure which help one to understand well and properly manage their business processes.</text:span></text:p>
      <text:p text:style-name="P4"/>
      <text:p text:style-name="P6">Technical as on maybe, there is also a need to know what amount of budget is put o<text:span text:style-name="T5">r</text:span> injected into the project one is working in, This is key in a sense that, the budget pushes the project and the solution is dependent on the budget hence the Financial Management of Managers module in the <text:span text:style-name="T1">Management Information Systems </text:span><text:span text:style-name="T4">course</text:span><text:span text:style-name="T1"> </text:span><text:s/>is very relevant sinc<text:span text:style-name="T3">e it provides critical assessment and application as well as evaluation of the issues and techniques of strategies financial management, </text:span><text:span text:style-name="T5">t</text:span><text:span text:style-name="T3">his is very relevant since I am currently working </text:span><text:span text:style-name="T5">in</text:span><text:span text:style-name="T3"> a donor funded Organization name ICAP Lesotho, and working within the given budget is very critical.</text:span></text:p>
      <text:p text:style-name="P4"/>
      <text:p text:style-name="P3">In the past 2-3 years, Working as a Health Information systems Officer at ICAP Lesotho, some of the tasks include managing a list <text:span text:style-name="T3">of </text:span>other Health officers, and this was not a child 's play for me since I had no management skills,, It was really a <text:span text:style-name="T3">hard nut to crack</text:span>, hence I realized a need for <text:span text:style-name="T3">me</text:span> to know Strategic Leadership and and practi<text:span text:style-name="T3">ce</text:span> since this would help o<text:span text:style-name="T5">ne</text:span> to posses good management skills to drive a team or group of people and <text:span text:style-name="T3">with the </text:span>Strategic Leadership and practice <text:span text:style-name="T3">module </text:span>which is very much relevant to the management practice that I am already practicing, I hope if I am given a chance to enroll into the <text:span text:style-name="T1">Management Information Systems </text:span><text:span text:style-name="T4">course</text:span> , <text:span text:style-name="T3">I will be</text:span> able to enhance my skills <text:span text:style-name="T3">in strategic management.</text:span></text:p>
      <text:p text:style-name="P2"/>
      <text:p text:style-name="P2">Moreover, as an IT pe<text:span text:style-name="T3">rson,</text:span> it is really a need for one to know what function the company is doing and what business procedures need to be practiced, and in order for one to be able to practice this skills, one has to have the relevant skills in the business function and procedures which is also offered as a module in the Management Information Systems course. <text:span text:style-name="T3">I hope taking the business function and procedures module will help me to be able to manage ICAP’s business functions and how to to deliver value to the organization and its stakeholders.</text:span></text:p>
      <text:p text:style-name="P2"/>
      <text:p text:style-name="P2">As a computer systems and networks Engineer <text:span text:style-name="T3">degree graduate, </text:span>some of the modules that I did were computer communications and networks as well as cryptography and network security, this courses were really interesting and are much applicable in the work environment, and it is my dream to advance my skills in terms of security and communications, and there is a very relevant module in the Management Information <text:span text:style-name="T5">S</text:span>ystems course which is Business Data Communication and Security <text:span text:style-name="T3">that I think could help me increase my skills in the above mentioned disciplines.</text:span></text:p>
      <text:p text:style-name="P2"/>
      <text:p text:style-name="P3"><text:span text:style-name="T3">O</text:span>ne of the key things for Software developers is to know how to analyze and optimize websites ,and having worked as a Full stack software developer at DAYREX , I did not possess skills that could help analyze <text:span text:style-name="T3">and </text:span>o<text:span text:style-name="T3">ptimize websites</text:span> as they <text:span text:style-name="T3">are</text:span> development and I feel <text:span text:style-name="T3">there is </text:span>a need to equip myself with <text:soft-page-break/>such skills,, hence I found it important and could be helpful to enroll into the <text:span text:style-name="T1">Management Information Systems </text:span><text:span text:style-name="T4">course</text:span><text:span text:style-name="T1"> </text:span><text:s/>since there is a module <text:span text:style-name="T3">called </text:span>Web Design and Development <text:span text:style-name="T4">which provides skills to examine and analyze web site optimization as well as to critically explore search engine optimization this could also help me in the future since I aim to be a business systems analyst consultant in the future.</text:span></text:p>
      <text:p text:style-name="P2"/>
      <text:p text:style-name="P8">I feel there is a need for me to study the <text:span text:style-name="T1">Management Information Systems </text:span>course because I want to enhance my thinking skills, planning skills, IT project management skills, people management skills, web design and development skills, strategic management skills as well as strategic leadership and practice skills, and most definitely the <text:span text:style-name="T1">Management Information Systems </text:span>course<text:span text:style-name="T1"> </text:span>is the right choice for me.</text:p>
      <text:p text:style-name="P2"/>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7T20:35:21.202276655</meta:creation-date>
    <dc:date>2021-07-12T09:31:22.766255354</dc:date>
    <meta:editing-duration>PT1M16S</meta:editing-duration>
    <meta:editing-cycles>2</meta:editing-cycles>
    <meta:generator>LibreOffice/7.0.6.2$Linux_X86_64 LibreOffice_project/00$Build-2</meta:generator>
    <meta:document-statistic meta:table-count="0" meta:image-count="0" meta:object-count="0" meta:page-count="2" meta:paragraph-count="8" meta:word-count="816" meta:character-count="4855" meta:non-whitespace-character-count="4045"/>
  </office:meta>
</office:document-meta>
</file>